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i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</table:table>
      <table:table table:name="h3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UT_K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PIOA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PIOA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A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A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A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A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PIOA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A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PIOA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PIOA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PIOA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A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PIOA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A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A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PIOA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PIOA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PIOA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PIOA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A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A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A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C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PIOC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PIOC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C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E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E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G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G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G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PIOG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PIOG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PIOL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PIOL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R_R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T-D1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ET-D1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T-D2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ET-D2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T-D3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ET-D3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ET-D4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ET-D4P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T-LN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ET-RX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ET-RXP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ET-SP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T-TX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ET-TX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ND-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ND-L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ND-M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ND-M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B-DM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SB-DM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SB-DM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B-DP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B-DP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SB-DP3</text:p>
          </table:table-cell>
        </table:table-row>
      </table:table>
      <table:table table:name="h5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UT_K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PIOA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PIOA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A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A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A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A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PIOA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A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PIOA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PIOA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PIOA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A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PIOA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A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A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PIOA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PIOA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PIOA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PIOA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A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A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A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C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PIOC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PIOC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C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E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E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G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G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G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PIOG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PIOG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PIOL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PIOL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R_R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T-D1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ET-D1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T-D2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ET-D2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T-D3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ET-D3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ET-D4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ET-D4P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T-LN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ET-RX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ET-RXP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ET-SP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T-TX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ET-TX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ND-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ND-L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ND-M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ND-M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B-DM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SB-DM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SB-DM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B-DP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B-DP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SB-DP3</text:p>
          </table:table-cell>
        </table:table-row>
      </table:table>
      <table:table table:name="bcm2708" table:style-name="ta1"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n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PIO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IO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IO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IO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IO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IO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9</text:p>
          </table:table-cell>
        </table:table-row>
      </table:table>
      <table:table table:name="bcm2709" table:style-name="ta1"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n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PIO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IO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IO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IO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IO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IO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9</text:p>
          </table:table-cell>
        </table:table-row>
      </table:table>
      <table:table table:name="bcm2710" table:style-name="ta1"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n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PIO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IO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IO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IO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IO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IO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9T21:56:05.079212699</dc:date>
    <dc:creator>Pascal JEAN</dc:creator>
    <meta:editing-duration>PT3H16M18S</meta:editing-duration>
    <meta:editing-cycles>3</meta:editing-cycles>
    <meta:generator>LibreOffice/6.1.5.2$Linux_X86_64 LibreOffice_project/10$Build-2</meta:generator>
    <meta:document-statistic meta:table-count="6" meta:cell-count="454" meta:object-count="0"/>
  </office:meta>
</office:document-meta>
</file>